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159.94mm" svg:height="90.04mm" svg:x="13047.29mm" svg:y="61.36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819321000" calcext:value-type="float">
            <text:p>819321000</text:p>
          </table:table-cell>
          <table:table-cell office:value-type="float" office:value="818840000" calcext:value-type="float">
            <text:p>818840000</text:p>
          </table:table-cell>
          <table:table-cell office:value-type="float" office:value="818734000" calcext:value-type="float">
            <text:p>818734000</text:p>
          </table:table-cell>
          <table:table-cell office:value-type="float" office:value="820103000" calcext:value-type="float">
            <text:p>820103000</text:p>
          </table:table-cell>
          <table:table-cell office:value-type="float" office:value="818758000" calcext:value-type="float">
            <text:p>818758000</text:p>
          </table:table-cell>
          <table:table-cell office:value-type="float" office:value="818833000" calcext:value-type="float">
            <text:p>818833000</text:p>
          </table:table-cell>
          <table:table-cell office:value-type="float" office:value="819495000" calcext:value-type="float">
            <text:p>819495000</text:p>
          </table:table-cell>
          <table:table-cell office:value-type="float" office:value="819681000" calcext:value-type="float">
            <text:p>819681000</text:p>
          </table:table-cell>
          <table:table-cell office:value-type="float" office:value="819353000" calcext:value-type="float">
            <text:p>819353000</text:p>
          </table:table-cell>
          <table:table-cell office:value-type="float" office:value="819531000" calcext:value-type="float">
            <text:p>819531000</text:p>
          </table:table-cell>
          <table:table-cell office:value-type="float" office:value="819194000" calcext:value-type="float">
            <text:p>819194000</text:p>
          </table:table-cell>
          <table:table-cell office:value-type="float" office:value="818728000" calcext:value-type="float">
            <text:p>818728000</text:p>
          </table:table-cell>
          <table:table-cell office:value-type="float" office:value="819778000" calcext:value-type="float">
            <text:p>819778000</text:p>
          </table:table-cell>
          <table:table-cell office:value-type="float" office:value="818914000" calcext:value-type="float">
            <text:p>818914000</text:p>
          </table:table-cell>
          <table:table-cell office:value-type="float" office:value="818577000" calcext:value-type="float">
            <text:p>818577000</text:p>
          </table:table-cell>
          <table:table-cell office:value-type="float" office:value="819212000" calcext:value-type="float">
            <text:p>819212000</text:p>
          </table:table-cell>
          <table:table-cell office:value-type="float" office:value="818599000" calcext:value-type="float">
            <text:p>818599000</text:p>
          </table:table-cell>
          <table:table-cell office:value-type="float" office:value="819243000" calcext:value-type="float">
            <text:p>819243000</text:p>
          </table:table-cell>
          <table:table-cell office:value-type="float" office:value="819663000" calcext:value-type="float">
            <text:p>819663000</text:p>
          </table:table-cell>
          <table:table-cell office:value-type="float" office:value="819610000" calcext:value-type="float">
            <text:p>819610000</text:p>
          </table:table-cell>
          <table:table-cell table:number-columns-repeated="30" office:value-type="float" office:value="832139000" calcext:value-type="float">
            <text:p>832139000</text:p>
          </table:table-cell>
          <table:table-cell office:value-type="float" office:value="832956000" calcext:value-type="float">
            <text:p>832956000</text:p>
          </table:table-cell>
          <table:table-cell office:value-type="float" office:value="833075000" calcext:value-type="float">
            <text:p>833075000</text:p>
          </table:table-cell>
          <table:table-cell office:value-type="float" office:value="832996000" calcext:value-type="float">
            <text:p>832996000</text:p>
          </table:table-cell>
          <table:table-cell office:value-type="float" office:value="833215000" calcext:value-type="float">
            <text:p>833215000</text:p>
          </table:table-cell>
          <table:table-cell office:value-type="float" office:value="833217000" calcext:value-type="float">
            <text:p>833217000</text:p>
          </table:table-cell>
          <table:table-cell office:value-type="float" office:value="833107000" calcext:value-type="float">
            <text:p>833107000</text:p>
          </table:table-cell>
          <table:table-cell office:value-type="float" office:value="833099000" calcext:value-type="float">
            <text:p>833099000</text:p>
          </table:table-cell>
          <table:table-cell office:value-type="float" office:value="832969000" calcext:value-type="float">
            <text:p>832969000</text:p>
          </table:table-cell>
          <table:table-cell office:value-type="float" office:value="833109000" calcext:value-type="float">
            <text:p>833109000</text:p>
          </table:table-cell>
          <table:table-cell office:value-type="float" office:value="833071000" calcext:value-type="float">
            <text:p>833071000</text:p>
          </table:table-cell>
          <table:table-cell office:value-type="float" office:value="832995000" calcext:value-type="float">
            <text:p>832995000</text:p>
          </table:table-cell>
          <table:table-cell office:value-type="float" office:value="833068000" calcext:value-type="float">
            <text:p>833068000</text:p>
          </table:table-cell>
          <table:table-cell office:value-type="float" office:value="833078000" calcext:value-type="float">
            <text:p>833078000</text:p>
          </table:table-cell>
          <table:table-cell office:value-type="float" office:value="832978000" calcext:value-type="float">
            <text:p>832978000</text:p>
          </table:table-cell>
          <table:table-cell office:value-type="float" office:value="833291000" calcext:value-type="float">
            <text:p>833291000</text:p>
          </table:table-cell>
          <table:table-cell office:value-type="float" office:value="833088000" calcext:value-type="float">
            <text:p>833088000</text:p>
          </table:table-cell>
          <table:table-cell office:value-type="float" office:value="833334000" calcext:value-type="float">
            <text:p>833334000</text:p>
          </table:table-cell>
          <table:table-cell office:value-type="float" office:value="833279000" calcext:value-type="float">
            <text:p>833279000</text:p>
          </table:table-cell>
          <table:table-cell office:value-type="float" office:value="833037000" calcext:value-type="float">
            <text:p>833037000</text:p>
          </table:table-cell>
          <table:table-cell office:value-type="float" office:value="833172000" calcext:value-type="float">
            <text:p>833172000</text:p>
          </table:table-cell>
          <table:table-cell office:value-type="float" office:value="833088000" calcext:value-type="float">
            <text:p>833088000</text:p>
          </table:table-cell>
          <table:table-cell office:value-type="float" office:value="833135000" calcext:value-type="float">
            <text:p>833135000</text:p>
          </table:table-cell>
          <table:table-cell office:value-type="float" office:value="833097000" calcext:value-type="float">
            <text:p>833097000</text:p>
          </table:table-cell>
          <table:table-cell office:value-type="float" office:value="832947000" calcext:value-type="float">
            <text:p>832947000</text:p>
          </table:table-cell>
          <table:table-cell office:value-type="float" office:value="833015000" calcext:value-type="float">
            <text:p>833015000</text:p>
          </table:table-cell>
          <table:table-cell office:value-type="float" office:value="833317000" calcext:value-type="float">
            <text:p>833317000</text:p>
          </table:table-cell>
          <table:table-cell office:value-type="float" office:value="833221000" calcext:value-type="float">
            <text:p>833221000</text:p>
          </table:table-cell>
          <table:table-cell office:value-type="float" office:value="833111000" calcext:value-type="float">
            <text:p>833111000</text:p>
          </table:table-cell>
          <table:table-cell office:value-type="float" office:value="833078000" calcext:value-type="float">
            <text:p>833078000</text:p>
          </table:table-cell>
          <table:table-cell office:value-type="float" office:value="833108000" calcext:value-type="float">
            <text:p>833108000</text:p>
          </table:table-cell>
          <table:table-cell office:value-type="float" office:value="833131000" calcext:value-type="float">
            <text:p>833131000</text:p>
          </table:table-cell>
          <table:table-cell office:value-type="float" office:value="833122000" calcext:value-type="float">
            <text:p>833122000</text:p>
          </table:table-cell>
          <table:table-cell office:value-type="float" office:value="833300000" calcext:value-type="float">
            <text:p>833300000</text:p>
          </table:table-cell>
          <table:table-cell office:value-type="float" office:value="833292000" calcext:value-type="float">
            <text:p>833292000</text:p>
          </table:table-cell>
          <table:table-cell office:value-type="float" office:value="832969000" calcext:value-type="float">
            <text:p>832969000</text:p>
          </table:table-cell>
          <table:table-cell office:value-type="float" office:value="833005000" calcext:value-type="float">
            <text:p>833005000</text:p>
          </table:table-cell>
          <table:table-cell office:value-type="float" office:value="833082000" calcext:value-type="float">
            <text:p>833082000</text:p>
          </table:table-cell>
          <table:table-cell office:value-type="float" office:value="833054000" calcext:value-type="float">
            <text:p>833054000</text:p>
          </table:table-cell>
          <table:table-cell office:value-type="float" office:value="833087000" calcext:value-type="float">
            <text:p>833087000</text:p>
          </table:table-cell>
          <table:table-cell office:value-type="float" office:value="833088000" calcext:value-type="float">
            <text:p>833088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5000" calcext:value-type="float">
            <text:p>837865000</text:p>
          </table:table-cell>
          <table:table-cell table:number-columns-repeated="3" office:value-type="float" office:value="837867000" calcext:value-type="float">
            <text:p>837867000</text:p>
          </table:table-cell>
          <table:table-cell table:number-columns-repeated="2"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table:number-columns-repeated="3"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table:number-columns-repeated="3"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6000" calcext:value-type="float">
            <text:p>837866000</text:p>
          </table:table-cell>
          <table:table-cell table:number-columns-repeated="2" office:value-type="float" office:value="837865000" calcext:value-type="float">
            <text:p>837865000</text:p>
          </table:table-cell>
          <table:table-cell table:number-columns-repeated="4"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5000" calcext:value-type="float">
            <text:p>837865000</text:p>
          </table:table-cell>
          <table:table-cell office:value-type="float" office:value="837867000" calcext:value-type="float">
            <text:p>837867000</text:p>
          </table:table-cell>
          <table:table-cell table:number-columns-repeated="3" office:value-type="float" office:value="837866000" calcext:value-type="float">
            <text:p>837866000</text:p>
          </table:table-cell>
          <table:table-cell table:number-columns-repeated="4" office:value-type="float" office:value="837865000" calcext:value-type="float">
            <text:p>837865000</text:p>
          </table:table-cell>
          <table:table-cell table:number-columns-repeated="3" office:value-type="float" office:value="837866000" calcext:value-type="float">
            <text:p>837866000</text:p>
          </table:table-cell>
          <table:table-cell office:value-type="float" office:value="837865000" calcext:value-type="float">
            <text:p>837865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5000" calcext:value-type="float">
            <text:p>837865000</text:p>
          </table:table-cell>
          <table:table-cell table:number-columns-repeated="2"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6000" calcext:value-type="float">
            <text:p>837866000</text:p>
          </table:table-cell>
          <table:table-cell table:number-columns-repeated="2" office:value-type="float" office:value="837865000" calcext:value-type="float">
            <text:p>837865000</text:p>
          </table:table-cell>
          <table:table-cell office:value-type="float" office:value="837866000" calcext:value-type="float">
            <text:p>837866000</text:p>
          </table:table-cell>
          <table:table-cell office:value-type="float" office:value="837867000" calcext:value-type="float">
            <text:p>837867000</text:p>
          </table:table-cell>
          <table:table-cell office:value-type="float" office:value="837865000" calcext:value-type="float">
            <text:p>837865000</text:p>
          </table:table-cell>
          <table:table-cell table:number-columns-repeated="511" office:value-type="float" office:value="837867000" calcext:value-type="float">
            <text:p>83786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5:37:45.587518984</dc:date>
    <meta:editing-duration>PT45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3.698cm" svg:y="4.203cm" style:legend-expansion="high" chart:style-name="ch2"/>
        <chart:plot-area chart:style-name="ch3" table:cell-range-address="merge_obj.A3:merge_obj.YA3" svg:x="0.319cm" svg:y="0.18cm" svg:width="13.06cm" svg:height="8.645cm">
          <chartooo:coordinate-region svg:x="2.237cm" svg:y="0.301cm" svg:width="11.05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YA3" chart:class="chart:line">
            <chart:data-point chart:repeated="6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9321000">
                <text:p>819321000</text:p>
                <draw:g>
                  <svg:desc>merge_obj.A3:merge_obj.YA3</svg:desc>
                </draw:g>
              </table:table-cell>
              <table:table-cell office:value-type="float" office:value="818840000">
                <text:p>818840000</text:p>
              </table:table-cell>
              <table:table-cell office:value-type="float" office:value="818734000">
                <text:p>818734000</text:p>
              </table:table-cell>
              <table:table-cell office:value-type="float" office:value="820103000">
                <text:p>820103000</text:p>
              </table:table-cell>
              <table:table-cell office:value-type="float" office:value="818758000">
                <text:p>818758000</text:p>
              </table:table-cell>
              <table:table-cell office:value-type="float" office:value="818833000">
                <text:p>818833000</text:p>
              </table:table-cell>
              <table:table-cell office:value-type="float" office:value="819495000">
                <text:p>819495000</text:p>
              </table:table-cell>
              <table:table-cell office:value-type="float" office:value="819681000">
                <text:p>819681000</text:p>
              </table:table-cell>
              <table:table-cell office:value-type="float" office:value="819353000">
                <text:p>819353000</text:p>
              </table:table-cell>
              <table:table-cell office:value-type="float" office:value="819531000">
                <text:p>819531000</text:p>
              </table:table-cell>
              <table:table-cell office:value-type="float" office:value="819194000">
                <text:p>819194000</text:p>
              </table:table-cell>
              <table:table-cell office:value-type="float" office:value="818728000">
                <text:p>818728000</text:p>
              </table:table-cell>
              <table:table-cell office:value-type="float" office:value="819778000">
                <text:p>819778000</text:p>
              </table:table-cell>
              <table:table-cell office:value-type="float" office:value="818914000">
                <text:p>818914000</text:p>
              </table:table-cell>
              <table:table-cell office:value-type="float" office:value="818577000">
                <text:p>818577000</text:p>
              </table:table-cell>
              <table:table-cell office:value-type="float" office:value="819212000">
                <text:p>819212000</text:p>
              </table:table-cell>
              <table:table-cell office:value-type="float" office:value="818599000">
                <text:p>818599000</text:p>
              </table:table-cell>
              <table:table-cell office:value-type="float" office:value="819243000">
                <text:p>819243000</text:p>
              </table:table-cell>
              <table:table-cell office:value-type="float" office:value="819663000">
                <text:p>819663000</text:p>
              </table:table-cell>
              <table:table-cell office:value-type="float" office:value="819610000">
                <text:p>819610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139000">
                <text:p>832139000</text:p>
              </table:table-cell>
              <table:table-cell office:value-type="float" office:value="832956000">
                <text:p>832956000</text:p>
              </table:table-cell>
              <table:table-cell office:value-type="float" office:value="833075000">
                <text:p>833075000</text:p>
              </table:table-cell>
              <table:table-cell office:value-type="float" office:value="832996000">
                <text:p>832996000</text:p>
              </table:table-cell>
              <table:table-cell office:value-type="float" office:value="833215000">
                <text:p>833215000</text:p>
              </table:table-cell>
              <table:table-cell office:value-type="float" office:value="833217000">
                <text:p>833217000</text:p>
              </table:table-cell>
              <table:table-cell office:value-type="float" office:value="833107000">
                <text:p>833107000</text:p>
              </table:table-cell>
              <table:table-cell office:value-type="float" office:value="833099000">
                <text:p>833099000</text:p>
              </table:table-cell>
              <table:table-cell office:value-type="float" office:value="832969000">
                <text:p>832969000</text:p>
              </table:table-cell>
              <table:table-cell office:value-type="float" office:value="833109000">
                <text:p>833109000</text:p>
              </table:table-cell>
              <table:table-cell office:value-type="float" office:value="833071000">
                <text:p>833071000</text:p>
              </table:table-cell>
              <table:table-cell office:value-type="float" office:value="832995000">
                <text:p>832995000</text:p>
              </table:table-cell>
              <table:table-cell office:value-type="float" office:value="833068000">
                <text:p>833068000</text:p>
              </table:table-cell>
              <table:table-cell office:value-type="float" office:value="833078000">
                <text:p>833078000</text:p>
              </table:table-cell>
              <table:table-cell office:value-type="float" office:value="832978000">
                <text:p>832978000</text:p>
              </table:table-cell>
              <table:table-cell office:value-type="float" office:value="833291000">
                <text:p>833291000</text:p>
              </table:table-cell>
              <table:table-cell office:value-type="float" office:value="833088000">
                <text:p>833088000</text:p>
              </table:table-cell>
              <table:table-cell office:value-type="float" office:value="833334000">
                <text:p>833334000</text:p>
              </table:table-cell>
              <table:table-cell office:value-type="float" office:value="833279000">
                <text:p>833279000</text:p>
              </table:table-cell>
              <table:table-cell office:value-type="float" office:value="833037000">
                <text:p>833037000</text:p>
              </table:table-cell>
              <table:table-cell office:value-type="float" office:value="833172000">
                <text:p>833172000</text:p>
              </table:table-cell>
              <table:table-cell office:value-type="float" office:value="833088000">
                <text:p>833088000</text:p>
              </table:table-cell>
              <table:table-cell office:value-type="float" office:value="833135000">
                <text:p>833135000</text:p>
              </table:table-cell>
              <table:table-cell office:value-type="float" office:value="833097000">
                <text:p>833097000</text:p>
              </table:table-cell>
              <table:table-cell office:value-type="float" office:value="832947000">
                <text:p>832947000</text:p>
              </table:table-cell>
              <table:table-cell office:value-type="float" office:value="833015000">
                <text:p>833015000</text:p>
              </table:table-cell>
              <table:table-cell office:value-type="float" office:value="833317000">
                <text:p>833317000</text:p>
              </table:table-cell>
              <table:table-cell office:value-type="float" office:value="833221000">
                <text:p>833221000</text:p>
              </table:table-cell>
              <table:table-cell office:value-type="float" office:value="833111000">
                <text:p>833111000</text:p>
              </table:table-cell>
              <table:table-cell office:value-type="float" office:value="833078000">
                <text:p>833078000</text:p>
              </table:table-cell>
              <table:table-cell office:value-type="float" office:value="833108000">
                <text:p>833108000</text:p>
              </table:table-cell>
              <table:table-cell office:value-type="float" office:value="833131000">
                <text:p>833131000</text:p>
              </table:table-cell>
              <table:table-cell office:value-type="float" office:value="833122000">
                <text:p>833122000</text:p>
              </table:table-cell>
              <table:table-cell office:value-type="float" office:value="833300000">
                <text:p>833300000</text:p>
              </table:table-cell>
              <table:table-cell office:value-type="float" office:value="833292000">
                <text:p>833292000</text:p>
              </table:table-cell>
              <table:table-cell office:value-type="float" office:value="832969000">
                <text:p>832969000</text:p>
              </table:table-cell>
              <table:table-cell office:value-type="float" office:value="833005000">
                <text:p>833005000</text:p>
              </table:table-cell>
              <table:table-cell office:value-type="float" office:value="833082000">
                <text:p>833082000</text:p>
              </table:table-cell>
              <table:table-cell office:value-type="float" office:value="833054000">
                <text:p>833054000</text:p>
              </table:table-cell>
              <table:table-cell office:value-type="float" office:value="833087000">
                <text:p>833087000</text:p>
              </table:table-cell>
              <table:table-cell office:value-type="float" office:value="833088000">
                <text:p>833088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6000">
                <text:p>837866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5000">
                <text:p>837865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  <table:table-cell office:value-type="float" office:value="837867000">
                <text:p>83786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